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91816" officeooo:paragraph-rsid="00091816"/>
    </style:style>
    <style:style style:name="P2" style:family="paragraph" style:parent-style-name="Standard">
      <style:text-properties officeooo:rsid="000acc9c" officeooo:paragraph-rsid="000acc9c"/>
    </style:style>
    <style:style style:name="P3" style:family="paragraph" style:parent-style-name="Standard">
      <style:text-properties officeooo:rsid="000b2c43" officeooo:paragraph-rsid="000b2c43"/>
    </style:style>
    <style:style style:name="P4" style:family="paragraph" style:parent-style-name="Standard">
      <style:text-properties officeooo:rsid="000b4520" officeooo:paragraph-rsid="000b4520"/>
    </style:style>
    <style:style style:name="P5" style:family="paragraph" style:parent-style-name="Standard">
      <style:text-properties officeooo:rsid="000bcb42" officeooo:paragraph-rsid="000bcb42"/>
    </style:style>
    <style:style style:name="T1" style:family="text">
      <style:text-properties officeooo:rsid="000b2c43"/>
    </style:style>
    <style:style style:name="T2" style:family="text">
      <style:text-properties officeooo:rsid="000b4520"/>
    </style:style>
    <style:style style:name="T3" style:family="text">
      <style:text-properties officeooo:rsid="000bcb42"/>
    </style:style>
    <style:style style:name="T4" style:family="text">
      <style:text-properties officeooo:rsid="000cb8a1"/>
    </style:style>
    <style:style style:name="T5" style:family="text">
      <style:text-properties officeooo:rsid="000cea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tion Plan:</text:p>
      <text:p text:style-name="P1"/>
      <text:p text:style-name="P5">Phase 0: Project plan </text:p>
      <text:p text:style-name="P5">Set up github [Alistair]</text:p>
      <text:p text:style-name="P5">Data gathering from university (energy use statistics etc.)</text:p>
      <text:p text:style-name="P1"/>
      <text:p text:style-name="P1"/>
      <text:p text:style-name="P1">Phase 1:</text:p>
      <text:p text:style-name="P1"/>
      <text:p text:style-name="P1">Requirements Gathering 9/03</text:p>
      <text:p text:style-name="P2">Gather requirements from students and academics as to which features would be useful in a carbon-footprint calculating app. <text:span text:style-name="T5">(Canvas questionnaire, interviews with representative users).</text:span></text:p>
      <text:p text:style-name="P2">Deliverable: Requirements document. <text:span text:style-name="T2">[Alistair, Abigail]</text:span></text:p>
      <text:p text:style-name="P2"/>
      <text:p text:style-name="P2"/>
      <text:p text:style-name="P2">Leads into:</text:p>
      <text:p text:style-name="P1"><text:tab/>Use Cases Diagrams (initial) 9/03 </text:p>
      <text:p text:style-name="P2"><text:tab/>Generate use case diagrams for most important use cases.</text:p>
      <text:p text:style-name="P2"><text:tab/>Deliverable: Use case diagrams. <text:span text:style-name="T2">[Ryan, Adela]</text:span></text:p>
      <text:p text:style-name="P1"/>
      <text:p text:style-name="P1"/>
      <text:p text:style-name="P1">Low-fidelity prototype 9/03 </text:p>
      <text:p text:style-name="P3">Deliverable: Initial prototype of page layout <text:span text:style-name="T4">and </text:span>basic functionality. <text:span text:style-name="T2">[Kim]</text:span></text:p>
      <text:p text:style-name="P1"/>
      <text:p text:style-name="P1"/>
      <text:p text:style-name="P1"/>
      <text:p text:style-name="P1">Phase 2:</text:p>
      <text:p text:style-name="P1"/>
      <text:p text:style-name="P1">Usability/Accessibility 12/03 <text:span text:style-name="T3">[Adela, Abigail]</text:span></text:p>
      <text:p text:style-name="P3">Evaluate usability using quantitative/qualitative methods <text:span text:style-name="T2">(expert review?)</text:span></text:p>
      <text:p text:style-name="P3">Deliverable: Usability review</text:p>
      <text:p text:style-name="P1"/>
      <text:p text:style-name="P3">Leads into:</text:p>
      <text:p text:style-name="P1"><text:tab/>Revised Specifications 12/03 <text:span text:style-name="T3">[Team meeting]</text:span></text:p>
      <text:p text:style-name="P1"><text:tab/><text:span text:style-name="T1">Revise requirements document/use case diagrams based on the results of usability review</text:span></text:p>
      <text:p text:style-name="P3"><text:tab/>Deliverable: Revised documents</text:p>
      <text:p text:style-name="P1"/>
      <text:p text:style-name="P3"><text:tab/>Leads into:</text:p>
      <text:p text:style-name="P1"><text:tab/><text:tab/>Medium-fidelity prototype 16/03 <text:span text:style-name="T3">[Split by use cases]</text:span></text:p>
      <text:p text:style-name="P3"><text:tab/><text:tab/>Deliverable: Updated prototype that implements results of usability review</text:p>
      <text:p text:style-name="P1"/>
      <text:p text:style-name="P1">Phase 3:</text:p>
      <text:p text:style-name="P1"/>
      <text:p text:style-name="P2">User centric usability evaluation 19/03 <text:span text:style-name="T3">[Adela on lead]</text:span></text:p>
      <text:p text:style-name="P3">User-centred usability review incorporating end-user evaluation <text:span text:style-name="T2">and quantitative methods.</text:span></text:p>
      <text:p text:style-name="P4">Deliverable: Usability report on results.</text:p>
      <text:p text:style-name="P4"/>
      <text:p text:style-name="P2">Testing 19/03 <text:span text:style-name="T3">[Alistair on lead]</text:span></text:p>
      <text:p text:style-name="P4">Quantitative end testing on performance and consistency</text:p>
      <text:p text:style-name="P4">Deliverable: Test report (for development)</text:p>
      <text:p text:style-name="P2"/>
      <text:p text:style-name="P4">Leads into:</text:p>
      <text:p text:style-name="P4"><text:soft-page-break/></text:p>
      <text:p text:style-name="P2"><text:tab/>High-fidelity prototype 23/03 <text:span text:style-name="T3">[Abigail on lead]</text:span></text:p>
      <text:p text:style-name="P2"><text:tab/><text:span text:style-name="T2">Updated prototype incorporating results of usability evaluation and test results.</text:span></text:p>
      <text:p text:style-name="P1"/>
      <text:p text:style-name="P2">Phase 4: </text:p>
      <text:p text:style-name="P2"/>
      <text:p text:style-name="P2">Final prototype 30/03 <text:span text:style-name="T3">[All hands]</text:span></text:p>
      <text:p text:style-name="P4">Final “release” version of the prototype.</text:p>
      <text:p text:style-name="P2"/>
      <text:p text:style-name="P2">Presentation 30/03 <text:span text:style-name="T3">[Split based on features]</text:span></text:p>
      <text:p text:style-name="P4">Presentation/Demo (Max 20 minutes including Q&amp;A) for a non-technical audienc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3:08:27.607486161</meta:creation-date>
    <dc:date>2020-03-02T14:27:12.330230803</dc:date>
    <meta:editing-duration>PT3M23S</meta:editing-duration>
    <meta:editing-cycles>1</meta:editing-cycles>
    <meta:document-statistic meta:table-count="0" meta:image-count="0" meta:object-count="0" meta:page-count="2" meta:paragraph-count="40" meta:word-count="231" meta:character-count="1786" meta:non-whitespace-character-count="1578"/>
    <meta:generator>LibreOffice/6.0.7.3$Linux_X86_64 LibreOffice_project/00m0$Build-3</meta:generator>
  </office:meta>
</office:document-meta>
</file>